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ＭＳ ゴシック" svg:font-family="'ＭＳ ゴシック', 'MS Gothic'" style:font-family-generic="modern"/>
    <style:font-face style:name="ＭＳ 明朝" svg:font-family="'ＭＳ 明朝', 'MS Mincho'" style:font-family-generic="roman"/>
    <style:font-face style:name="ＭＳ Ｐゴシック" svg:font-family="'ＭＳ Ｐゴシック'"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7.955cm" table:align="margins" style:writing-mode="lr-tb"/>
    </style:style>
    <style:style style:name="表1.A" style:family="table-column">
      <style:table-column-properties style:column-width="7.955cm" style:rel-column-width="65535*"/>
    </style:style>
    <style:style style:name="表1.1" style:family="table-row">
      <style:table-row-properties style:min-row-height="1.455cm" style:keep-together="true" fo:keep-together="auto"/>
    </style:style>
    <style:style style:name="表1.A1" style:family="table-cell">
      <style:table-cell-properties style:vertical-align="middle" fo:padding-left="0.175cm" fo:padding-right="0.175cm" fo:padding-top="0cm" fo:padding-bottom="0cm" fo:border="0.018cm solid #000000" style:writing-mode="lr-tb"/>
    </style:style>
    <style:style style:name="表2" style:family="table">
      <style:table-properties style:width="17.163cm" table:align="left" style:writing-mode="lr-tb"/>
    </style:style>
    <style:style style:name="表2.A" style:family="table-column">
      <style:table-column-properties style:column-width="4.763cm"/>
    </style:style>
    <style:style style:name="表2.B" style:family="table-column">
      <style:table-column-properties style:column-width="4.445cm"/>
    </style:style>
    <style:style style:name="表2.C" style:family="table-column">
      <style:table-column-properties style:column-width="2.223cm"/>
    </style:style>
    <style:style style:name="表2.D" style:family="table-column">
      <style:table-column-properties style:column-width="5.733cm"/>
    </style:style>
    <style:style style:name="表2.1" style:family="table-row">
      <style:table-row-properties style:min-row-height="0.399cm" style:keep-together="true" fo:keep-together="auto"/>
    </style:style>
    <style:style style:name="表2.A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2.B1" style:family="table-cell">
      <style:table-cell-properties style:vertical-align="top" fo:padding-left="0.175cm" fo:padding-right="0.175cm" fo:padding-top="0cm" fo:padding-bottom="0cm" fo:border="0.018cm solid #000000" style:writing-mode="lr-tb"/>
    </style:style>
    <style:style style:name="表2.2" style:family="table-row">
      <style:table-row-properties style:min-row-height="1.542cm" style:keep-together="true" fo:keep-together="auto"/>
    </style:style>
    <style:style style:name="表2.A2"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2.B2" style:family="table-cell">
      <style:table-cell-properties style:vertical-align="middle" fo:padding-left="0.175cm" fo:padding-right="0.175cm" fo:padding-top="0cm" fo:padding-bottom="0cm" fo:border="0.018cm solid #000000" style:writing-mode="lr-tb"/>
    </style:style>
    <style:style style:name="表2.3" style:family="table-row">
      <style:table-row-properties style:min-row-height="0.529cm" style:keep-together="true" fo:keep-together="auto"/>
    </style:style>
    <style:style style:name="表2.4" style:family="table-row">
      <style:table-row-properties style:min-row-height="1.517cm" style:keep-together="true" fo:keep-together="auto"/>
    </style:style>
    <style:style style:name="表2.5" style:family="table-row">
      <style:table-row-properties style:min-row-height="1.72cm" style:keep-together="true" fo:keep-together="auto"/>
    </style:style>
    <style:style style:name="表2.6" style:family="table-row">
      <style:table-row-properties style:min-row-height="0.847cm" style:keep-together="true" fo:keep-together="auto"/>
    </style:style>
    <style:style style:name="表2.7" style:family="table-row">
      <style:table-row-properties style:min-row-height="6.632cm" style:keep-together="true" fo:keep-together="auto"/>
    </style:style>
    <style:style style:name="表2.8" style:family="table-row">
      <style:table-row-properties style:min-row-height="4.032cm" style:keep-together="true" fo:keep-together="auto"/>
    </style:style>
    <style:style style:name="表3" style:family="table">
      <style:table-properties style:width="17.163cm" table:align="left" style:writing-mode="lr-tb"/>
    </style:style>
    <style:style style:name="表3.A" style:family="table-column">
      <style:table-column-properties style:column-width="17.163cm"/>
    </style:style>
    <style:style style:name="表3.1" style:family="table-row">
      <style:table-row-properties style:min-row-height="0.857cm" style:keep-together="true" fo:keep-together="auto"/>
    </style:style>
    <style:style style:name="表3.A1" style:family="table-cell">
      <style:table-cell-properties style:vertical-align="middle" fo:padding-left="0.175cm" fo:padding-right="0.175cm" fo:padding-top="0cm" fo:padding-bottom="0cm" fo:border="0.018cm solid #000000" style:writing-mode="lr-tb"/>
    </style:style>
    <style:style style:name="表4" style:family="table">
      <style:table-properties style:width="17.163cm" table:align="left" style:writing-mode="lr-tb"/>
    </style:style>
    <style:style style:name="表4.A" style:family="table-column">
      <style:table-column-properties style:column-width="17.163cm"/>
    </style:style>
    <style:style style:name="表4.1" style:family="table-row">
      <style:table-row-properties style:min-row-height="2.545cm" style:keep-together="true" fo:keep-together="auto"/>
    </style:style>
    <style:style style:name="表4.A1" style:family="table-cell">
      <style:table-cell-properties style:vertical-align="top" fo:padding-left="0.175cm" fo:padding-right="0.175cm" fo:padding-top="0cm" fo:padding-bottom="0cm" fo:border="0.018cm solid #000000" style:writing-mode="lr-tb"/>
    </style:style>
    <style:style style:name="表5" style:family="table">
      <style:table-properties style:width="17.163cm" table:align="left" style:writing-mode="lr-tb"/>
    </style:style>
    <style:style style:name="表5.A" style:family="table-column">
      <style:table-column-properties style:column-width="17.163cm"/>
    </style:style>
    <style:style style:name="表5.1" style:family="table-row">
      <style:table-row-properties style:min-row-height="4.029cm" style:keep-together="true" fo:keep-together="auto"/>
    </style:style>
    <style:style style:name="表5.A1" style:family="table-cell">
      <style:table-cell-properties style:vertical-align="top" fo:padding-left="0.175cm" fo:padding-right="0.175cm" fo:padding-top="0cm" fo:padding-bottom="0cm" fo:border="0.018cm solid #000000" style:writing-mode="lr-tb"/>
    </style:style>
    <style:style style:name="表6" style:family="table">
      <style:table-properties style:width="17.163cm" table:align="left" style:writing-mode="lr-tb"/>
    </style:style>
    <style:style style:name="表6.A" style:family="table-column">
      <style:table-column-properties style:column-width="17.163cm"/>
    </style:style>
    <style:style style:name="表6.1" style:family="table-row">
      <style:table-row-properties style:min-row-height="10.973cm" style:keep-together="true" fo:keep-together="auto"/>
    </style:style>
    <style:style style:name="表6.A1" style:family="table-cell">
      <style:table-cell-properties style:vertical-align="top" fo:padding-left="0.175cm" fo:padding-right="0.175cm" fo:padding-top="0cm" fo:padding-bottom="0cm" fo:border="0.018cm solid #000000" style:writing-mode="lr-tb"/>
    </style:style>
    <style:style style:name="表7" style:family="table">
      <style:table-properties style:width="17.163cm" table:align="left" style:writing-mode="lr-tb"/>
    </style:style>
    <style:style style:name="表7.A" style:family="table-column">
      <style:table-column-properties style:column-width="17.163cm"/>
    </style:style>
    <style:style style:name="表7.1" style:family="table-row">
      <style:table-row-properties style:min-row-height="3.757cm" style:keep-together="true" fo:keep-together="auto"/>
    </style:style>
    <style:style style:name="表7.A1" style:family="table-cell">
      <style:table-cell-properties style:vertical-align="top" fo:padding-left="0.175cm" fo:padding-right="0.175cm" fo:padding-top="0cm" fo:padding-bottom="0cm" fo:border="0.018cm solid #000000" style:writing-mode="lr-tb"/>
    </style:style>
    <style:style style:name="表8" style:family="table">
      <style:table-properties style:width="17.163cm" table:align="left" style:writing-mode="lr-tb"/>
    </style:style>
    <style:style style:name="表8.A" style:family="table-column">
      <style:table-column-properties style:column-width="17.163cm"/>
    </style:style>
    <style:style style:name="表8.1" style:family="table-row">
      <style:table-row-properties style:min-row-height="1.429cm" style:keep-together="true" fo:keep-together="auto"/>
    </style:style>
    <style:style style:name="表8.A1" style:family="table-cell">
      <style:table-cell-properties style:vertical-align="top" fo:padding-left="0.175cm" fo:padding-right="0.175cm" fo:padding-top="0cm" fo:padding-bottom="0cm" fo:border="0.018cm solid #000000" style:writing-mode="lr-tb"/>
    </style:style>
    <style:style style:name="表9" style:family="table">
      <style:table-properties style:width="17.163cm" table:align="left" style:writing-mode="lr-tb"/>
    </style:style>
    <style:style style:name="表9.A" style:family="table-column">
      <style:table-column-properties style:column-width="17.163cm"/>
    </style:style>
    <style:style style:name="表9.1" style:family="table-row">
      <style:table-row-properties style:min-row-height="2.302cm" style:keep-together="true" fo:keep-together="auto"/>
    </style:style>
    <style:style style:name="表9.A1" style:family="table-cell">
      <style:table-cell-properties style:vertical-align="top" fo:padding-left="0.175cm" fo:padding-right="0.175cm" fo:padding-top="0cm" fo:padding-bottom="0cm" fo:border="0.018cm solid #000000" style:writing-mode="lr-tb"/>
    </style:style>
    <style:style style:name="表10" style:family="table">
      <style:table-properties style:width="17.163cm" table:align="left" style:writing-mode="lr-tb"/>
    </style:style>
    <style:style style:name="表10.A" style:family="table-column">
      <style:table-column-properties style:column-width="5.08cm"/>
    </style:style>
    <style:style style:name="表10.B" style:family="table-column">
      <style:table-column-properties style:column-width="1.588cm"/>
    </style:style>
    <style:style style:name="表10.C" style:family="table-column">
      <style:table-column-properties style:column-width="10.495cm"/>
    </style:style>
    <style:style style:name="表10.1" style:family="table-row">
      <style:table-row-properties style:min-row-height="2.3cm" style:keep-together="true" fo:keep-together="auto"/>
    </style:style>
    <style:style style:name="表10.A1"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10.C1" style:family="table-cell">
      <style:table-cell-properties style:vertical-align="middle" fo:padding-left="0.175cm" fo:padding-right="0.175cm" fo:padding-top="0cm" fo:padding-bottom="0cm" fo:border="0.018cm solid #000000" style:writing-mode="lr-tb"/>
    </style:style>
    <style:style style:name="表11" style:family="table">
      <style:table-properties style:width="17.02cm" table:align="margins" style:writing-mode="lr-tb"/>
    </style:style>
    <style:style style:name="表11.A" style:family="table-column">
      <style:table-column-properties style:column-width="1.762cm" style:rel-column-width="6785*"/>
    </style:style>
    <style:style style:name="表11.B" style:family="table-column">
      <style:table-column-properties style:column-width="3.81cm" style:rel-column-width="14670*"/>
    </style:style>
    <style:style style:name="表11.E" style:family="table-column">
      <style:table-column-properties style:column-width="3.828cm" style:rel-column-width="14740*"/>
    </style:style>
    <style:style style:name="表11.1" style:family="table-row">
      <style:table-row-properties style:min-row-height="0.552cm" style:keep-together="true" fo:keep-together="auto"/>
    </style:style>
    <style:style style:name="表11.A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E1" style:family="table-cell">
      <style:table-cell-properties style:vertical-align="top" fo:padding-left="0.175cm" fo:padding-right="0.175cm" fo:padding-top="0cm" fo:padding-bottom="0cm" fo:border="0.018cm solid #000000" style:writing-mode="lr-tb"/>
    </style:style>
    <style:style style:name="表11.2" style:family="table-row">
      <style:table-row-properties style:min-row-height="0.801cm" style:keep-together="true" fo:keep-together="auto"/>
    </style:style>
    <style:style style:name="表11.A2"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11.E2" style:family="table-cell">
      <style:table-cell-properties style:vertical-align="middle" fo:padding-left="0.175cm" fo:padding-right="0.175cm" fo:padding-top="0cm" fo:padding-bottom="0cm" fo:border="0.018cm solid #000000" style:writing-mode="lr-tb"/>
    </style:style>
    <style:style style:name="表12" style:family="table">
      <style:table-properties style:width="17.163cm" table:align="left" style:writing-mode="lr-tb"/>
    </style:style>
    <style:style style:name="表12.A" style:family="table-column">
      <style:table-column-properties style:column-width="17.163cm"/>
    </style:style>
    <style:style style:name="表12.1" style:family="table-row">
      <style:table-row-properties style:min-row-height="0.873cm" style:keep-together="true" fo:keep-together="auto"/>
    </style:style>
    <style:style style:name="表12.A1" style:family="table-cell">
      <style:table-cell-properties style:vertical-align="top" fo:padding-left="0.175cm" fo:padding-right="0.175cm" fo:padding-top="0cm" fo:padding-bottom="0cm" fo:border="0.018cm solid #000000" style:writing-mode="lr-tb"/>
    </style:style>
    <style:style style:name="表13" style:family="table">
      <style:table-properties style:width="17.163cm" table:align="left" style:writing-mode="lr-tb"/>
    </style:style>
    <style:style style:name="表13.A" style:family="table-column">
      <style:table-column-properties style:column-width="17.163cm"/>
    </style:style>
    <style:style style:name="表13.1" style:family="table-row">
      <style:table-row-properties style:min-row-height="2.441cm" style:keep-together="true" fo:keep-together="auto"/>
    </style:style>
    <style:style style:name="表13.A1" style:family="table-cell">
      <style:table-cell-properties style:vertical-align="middle" fo:padding-left="0.175cm" fo:padding-right="0.175cm" fo:padding-top="0cm" fo:padding-bottom="0cm" fo:border="0.018cm solid #000000" style:writing-mode="lr-tb"/>
    </style:style>
    <style:style style:name="P1" style:family="paragraph" style:parent-style-name="標準_20__28_Web_29_">
      <style:paragraph-properties fo:margin-top="0cm" fo:margin-bottom="0.21cm" fo:text-align="justify" style:justify-single-word="false" style:snap-to-layout-grid="false"/>
      <style:text-properties style:font-name="Arial"/>
    </style:style>
    <style:style style:name="P2" style:family="paragraph" style:parent-style-name="標準_20__28_Web_29_">
      <style:paragraph-properties fo:margin-top="0cm" fo:margin-bottom="0cm"/>
    </style:style>
    <style:style style:name="P3" style:family="paragraph" style:parent-style-name="標準_20__28_Web_29_">
      <style:paragraph-properties fo:margin-top="0cm" fo:margin-bottom="0cm"/>
      <style:text-properties style:font-name="Arial"/>
    </style:style>
    <style:style style:name="P4" style:family="paragraph" style:parent-style-name="標準_20__28_Web_29_">
      <style:paragraph-properties fo:margin-top="0cm" fo:margin-bottom="0cm" fo:text-align="end" style:justify-single-word="false" style:snap-to-layout-grid="false"/>
      <style:text-properties style:font-name="Arial"/>
    </style:style>
    <style:style style:name="P5" style:family="paragraph" style:parent-style-name="標準_20__28_Web_29_">
      <style:paragraph-properties fo:margin-top="0cm" fo:margin-bottom="0cm" fo:text-align="center" style:justify-single-word="false"/>
      <style:text-properties style:font-name="Arial" fo:font-size="10pt" style:font-size-asian="10pt" style:font-size-complex="10pt"/>
    </style:style>
    <style:style style:name="P6" style:family="paragraph" style:parent-style-name="標準_20__28_Web_29_">
      <style:paragraph-properties fo:margin-top="0cm" fo:margin-bottom="0cm" fo:text-align="center" style:justify-single-word="false" style:snap-to-layout-grid="false"/>
      <style:text-properties style:font-name="Arial" fo:font-size="10pt" style:font-size-asian="10pt" style:font-size-complex="10pt"/>
    </style:style>
    <style:style style:name="P7" style:family="paragraph" style:parent-style-name="標準_20__28_Web_29_">
      <style:paragraph-properties fo:margin-top="0cm" fo:margin-bottom="0cm" style:snap-to-layout-grid="false"/>
      <style:text-properties style:font-name="Arial" fo:font-size="10pt" style:font-size-asian="10pt" style:font-size-complex="10pt"/>
    </style:style>
    <style:style style:name="P8" style:family="paragraph" style:parent-style-name="標準_20__28_Web_29_">
      <style:paragraph-properties fo:margin-top="0cm" fo:margin-bottom="0cm" fo:text-align="justify" style:justify-single-word="false"/>
      <style:text-properties style:font-name="Arial" fo:font-size="10pt" style:font-size-asian="10pt" style:font-size-complex="10pt"/>
    </style:style>
    <style:style style:name="P9" style:family="paragraph" style:parent-style-name="標準_20__28_Web_29_">
      <style:paragraph-properties fo:margin-top="0cm" fo:margin-bottom="0cm" fo:text-align="center" style:justify-single-word="false"/>
      <style:text-properties style:font-name="Arial"/>
    </style:style>
    <style:style style:name="P10" style:family="paragraph" style:parent-style-name="標準_20__28_Web_29_">
      <style:paragraph-properties fo:margin-top="0cm" fo:margin-bottom="0cm" fo:text-align="center" style:justify-single-word="false" style:snap-to-layout-grid="false"/>
      <style:text-properties style:font-name="Arial"/>
    </style:style>
    <style:style style:name="P11" style:family="paragraph" style:parent-style-name="標準_20__28_Web_29_">
      <style:paragraph-properties fo:margin-top="0cm" fo:margin-bottom="0cm"/>
      <style:text-properties style:font-name="Arial" fo:font-weight="bold" style:font-weight-asian="bold"/>
    </style:style>
    <style:style style:name="P12" style:family="paragraph" style:parent-style-name="標準_20__28_Web_29_">
      <style:paragraph-properties fo:margin-top="0cm" fo:margin-bottom="0cm"/>
      <style:text-properties style:font-name="Arial" fo:font-weight="bold" style:font-weight-asian="bold" style:font-weight-complex="bold"/>
    </style:style>
    <style:style style:name="P13" style:family="paragraph" style:parent-style-name="標準_20__28_Web_29_">
      <style:paragraph-properties fo:margin-top="0cm" fo:margin-bottom="0cm" fo:text-align="justify" style:justify-single-word="false"/>
      <style:text-properties style:font-name="Arial"/>
    </style:style>
    <style:style style:name="P14" style:family="paragraph" style:parent-style-name="標準_20__28_Web_29_">
      <style:paragraph-properties fo:margin-top="0cm" fo:margin-bottom="0cm" fo:text-align="justify" style:justify-single-word="false" style:snap-to-layout-grid="false"/>
      <style:text-properties style:font-name="Arial"/>
    </style:style>
    <style:style style:name="P15" style:family="paragraph" style:parent-style-name="標準_20__28_Web_29_">
      <style:paragraph-properties fo:margin-top="0cm" fo:margin-bottom="0cm" fo:text-align="justify" style:justify-single-word="false" style:snap-to-layout-grid="false">
        <style:tab-stops>
          <style:tab-stop style:position="2.293cm" style:type="center"/>
        </style:tab-stops>
      </style:paragraph-properties>
      <style:text-properties style:font-name="Arial"/>
    </style:style>
    <style:style style:name="P16" style:family="paragraph" style:parent-style-name="標準_20__28_Web_29_">
      <style:paragraph-properties fo:margin-top="0cm" fo:margin-bottom="0cm" style:snap-to-layout-grid="false"/>
      <style:text-properties style:font-name="Arial"/>
    </style:style>
    <style:style style:name="P17" style:family="paragraph" style:parent-style-name="標準_20__28_Web_29_">
      <style:paragraph-properties fo:margin-top="0cm" fo:margin-bottom="0cm" fo:text-align="center" style:justify-single-word="false"/>
      <style:text-properties style:font-name="Arial" fo:font-size="16pt" fo:text-shadow="1pt 1pt" fo:font-weight="bold" style:font-size-asian="16pt" style:font-weight-asian="bold" style:font-size-complex="16pt" style:font-weight-complex="bold"/>
    </style:style>
    <style:style style:name="P18" style:family="paragraph" style:parent-style-name="標準_20__28_Web_29_">
      <style:paragraph-properties fo:margin-top="0cm" fo:margin-bottom="0cm" fo:text-align="justify" style:justify-single-word="false" style:snap-to-layout-grid="false"/>
    </style:style>
    <style:style style:name="P19" style:family="paragraph" style:parent-style-name="標準_20__28_Web_29_">
      <style:paragraph-properties fo:margin-top="0cm" fo:margin-bottom="0cm" style:snap-to-layout-grid="false"/>
    </style:style>
    <style:style style:name="P20" style:family="paragraph" style:parent-style-name="標準_20__28_Web_29_">
      <style:paragraph-properties fo:margin-top="0cm" fo:margin-bottom="0cm" fo:break-before="page"/>
    </style:style>
    <style:style style:name="P21" style:family="paragraph" style:parent-style-name="標準_20__28_Web_29_">
      <style:paragraph-properties fo:margin-left="0cm" fo:margin-right="1.693cm" fo:margin-top="0cm" fo:margin-bottom="0cm" fo:text-align="center" style:justify-single-word="false" fo:text-indent="0cm" style:auto-text-indent="false"/>
      <style:text-properties style:font-name="Arial" fo:font-size="16pt" style:font-size-asian="16pt" style:font-size-complex="16pt"/>
    </style:style>
    <style:style style:name="P22" style:family="paragraph" style:parent-style-name="標準_20__28_Web_29_">
      <style:paragraph-properties fo:margin-left="0cm" fo:margin-right="0cm" fo:margin-top="0cm" fo:margin-bottom="0cm" fo:text-align="justify" style:justify-single-word="false" fo:text-indent="0.388cm" style:auto-text-indent="false"/>
      <style:text-properties style:font-name="Arial" fo:font-size="11pt" style:font-size-asian="11pt" style:font-size-complex="11pt"/>
    </style:style>
    <style:style style:name="P23" style:family="paragraph" style:parent-style-name="標準_20__28_Web_29_">
      <style:paragraph-properties fo:margin-top="0.289cm" fo:margin-bottom="0cm"/>
    </style:style>
    <style:style style:name="P24" style:family="paragraph" style:parent-style-name="標準_20__28_Web_29_">
      <style:paragraph-properties fo:margin-top="0.289cm" fo:margin-bottom="0cm"/>
      <style:text-properties style:font-name="Arial"/>
    </style:style>
    <style:style style:name="P25" style:family="paragraph" style:parent-style-name="標準_20__28_Web_29_">
      <style:paragraph-properties fo:margin-top="0.289cm" fo:margin-bottom="0cm"/>
      <style:text-properties style:font-name="Arial" style:font-weight-complex="bold"/>
    </style:style>
    <style:style style:name="P26" style:family="paragraph" style:parent-style-name="標準_20__28_Web_29_">
      <style:paragraph-properties fo:margin-left="0.319cm" fo:margin-right="0cm" fo:margin-top="0cm" fo:margin-bottom="0cm" fo:text-align="justify" style:justify-single-word="false" fo:text-indent="0cm" style:auto-text-indent="false"/>
    </style:style>
    <style:style style:name="P27" style:family="paragraph" style:parent-style-name="標準_20__28_Web_29_">
      <style:paragraph-properties fo:margin-left="0.319cm" fo:margin-right="0cm" fo:margin-top="0cm" fo:margin-bottom="0cm" fo:text-align="justify" style:justify-single-word="false" fo:text-indent="0cm" style:auto-text-indent="false"/>
      <style:text-properties style:font-name="Arial"/>
    </style:style>
    <style:style style:name="P28" style:family="paragraph" style:parent-style-name="Standard">
      <style:text-properties style:font-name="ＭＳ ゴシック" fo:font-size="9pt" style:font-name-asian="ＭＳ ゴシック" style:font-size-asian="9pt" style:font-size-complex="9pt"/>
    </style:style>
    <style:style style:name="P29" style:family="paragraph" style:parent-style-name="Standard">
      <style:paragraph-properties fo:text-align="start" style:justify-single-word="false"/>
      <style:text-properties style:font-name="Arial"/>
    </style:style>
    <style:style style:name="P30" style:family="paragraph" style:parent-style-name="標準_20__28_Web_29_">
      <style:paragraph-properties fo:margin-left="0.318cm" fo:margin-right="0cm" fo:margin-top="0cm" fo:margin-bottom="0cm" fo:line-height="0.423cm" fo:text-align="justify" style:justify-single-word="false" fo:text-indent="-0.318cm" style:auto-text-indent="false"/>
      <style:text-properties style:font-name="Arial" fo:font-size="9pt" style:font-size-asian="9pt" style:font-size-complex="9pt"/>
    </style:style>
    <style:style style:name="P31" style:family="paragraph" style:parent-style-name="標準_20__28_Web_29_">
      <style:paragraph-properties fo:margin-left="0.388cm" fo:margin-right="0cm" fo:margin-top="0cm" fo:margin-bottom="0cm" fo:text-indent="-0.388cm" style:auto-text-indent="false"/>
      <style:text-properties style:font-name="Arial" fo:font-size="11pt" style:font-size-asian="11pt" style:font-size-complex="11pt"/>
    </style:style>
    <style:style style:name="P32" style:family="paragraph" style:parent-style-name="標準_20__28_Web_29_">
      <style:paragraph-properties fo:margin-left="0.388cm" fo:margin-right="0cm" fo:margin-top="0.289cm" fo:margin-bottom="0cm" fo:text-indent="-0.388cm" style:auto-text-indent="false"/>
      <style:text-properties style:font-name="Arial" fo:font-size="11pt" style:font-size-asian="11pt" style:font-size-complex="11pt"/>
    </style:style>
    <style:style style:name="P33" style:family="paragraph" style:parent-style-name="標準_20__28_Web_29_">
      <style:paragraph-properties fo:margin-left="0cm" fo:margin-right="0cm" fo:margin-top="0cm" fo:margin-bottom="0cm" fo:text-indent="0.194cm" style:auto-text-indent="false"/>
      <style:text-properties style:font-name="Arial" fo:font-size="11pt" style:font-size-asian="11pt" style:font-size-complex="11pt"/>
    </style:style>
    <style:style style:name="P34" style:family="paragraph" style:parent-style-name="標準_20__28_Web_29_" style:master-page-name="Standard">
      <style:paragraph-properties fo:margin-top="0cm" fo:margin-bottom="0cm" fo:text-align="end" style:justify-single-word="false" style:page-number="auto"/>
      <style:text-properties style:font-name="Arial"/>
    </style:style>
    <style:style style:name="P35" style:family="paragraph" style:parent-style-name="標準_20__28_Web_29_" style:list-style-name="WW8Num1">
      <style:paragraph-properties fo:margin-top="0cm" fo:margin-bottom="0cm" fo:text-align="justify" style:justify-single-word="false" style:snap-to-layout-grid="false"/>
    </style:style>
    <style:style style:name="T1" style:family="text">
      <style:text-properties fo:font-weight="bold" style:font-weight-asian="bold"/>
    </style:style>
    <style:style style:name="T2" style:family="text">
      <style:text-properties style:font-name="Arial"/>
    </style:style>
    <style:style style:name="T3" style:family="text">
      <style:text-properties style:font-name="Arial" fo:font-size="11pt" style:font-size-asian="11pt" style:font-size-complex="11pt"/>
    </style:style>
    <style:style style:name="T4" style:family="text">
      <style:text-properties style:font-name="Arial" fo:font-weight="bold" style:font-weight-asian="bold"/>
    </style:style>
    <style:style style:name="T5" style:family="text">
      <style:text-properties style:font-name="Arial" fo:font-weight="bold" style:font-weight-asian="bold" style:font-weight-complex="bold"/>
    </style:style>
    <style:style style:name="T6" style:family="text">
      <style:text-properties style:font-name="Arial" style:text-underline-style="solid" style:text-underline-width="auto" style:text-underline-color="font-color"/>
    </style:style>
    <style:style style:name="T7" style:family="text">
      <style:text-properties style:font-name="Arial" style:font-name-complex="Times New Roman"/>
    </style:style>
    <style:style style:name="T8"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33cm" fo:padding-right="0.233cm" fo:padding-top="0.051cm" fo:padding-bottom="0.051cm" fo:border="none">
        <style:background-image/>
      </style:graphic-properties>
    </style:style>
    <style:style style:name="fr3" style:family="graphic" style:parent-style-name="Frame">
      <style:graphic-properties fo:margin-left="0cm" fo:margin-right="0.25cm"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fo:margin-left="0.25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平成　　　年　　　月　　　日　提出</text:p>
      <text:p text:style-name="P21"/>
      <text:p text:style-name="P17">松江オープンソース活用ビジネスプランコンテスト2013応募用紙</text:p>
      <text:p text:style-name="P5"/>
      <text:p text:style-name="P5"/>
      <text:p text:style-name="P3"><draw:frame draw:style-name="fr2" draw:name="枠1" text:anchor-type="char" svg:x="9.985cm" svg:y="0.141cm" svg:width="7.064cm" svg:height="2.461cm" draw:z-index="7"><draw:text-box><text:p text:style-name="P28">※応募用紙は、アンケートも含め、4ページに収まるようにご記入下さい。2ページ以降の記入枠の行数は目安ですので、記入する内容に応じて枠の大きさを調整して下さい。</text:p></draw:text-box></draw:frame>応募部門　（どちらかに○をつけて下さい）</text:p>
      <text:p text:style-name="P9"><draw:frame draw:style-name="fr3" draw:name="枠2" text:anchor-type="paragraph" svg:y="0.002cm" svg:width="7.955cm" draw:z-index="0"><draw:text-box fo:min-height="0.37cm"><table:table table:name="表1" table:style-name="表1"><table:table-column table:style-name="表1.A"/><table:table-row table:style-name="表1.1"><table:table-cell table:style-name="表1.A1" office:value-type="string"><text:p text:style-name="P10">ビジネス活用部門　　　　学生部門</text:p></table:table-cell></table:table-row></table:table></draw:text-box></draw:frame></text:p>
      <text:p text:style-name="P13">　　<text:line-break/></text:p>
      <text:p text:style-name="P12">１．応募者</text:p>
      <table:table table:name="表2" table:style-name="表2">
        <table:table-column table:style-name="表2.A"/>
        <table:table-column table:style-name="表2.B"/>
        <table:table-column table:style-name="表2.C"/>
        <table:table-column table:style-name="表2.D"/>
        <table:table-row table:style-name="表2.1">
          <table:table-cell table:style-name="表2.A1" office:value-type="string">
            <text:p text:style-name="P6">フリガナ</text:p>
          </table:table-cell>
          <table:table-cell table:style-name="表2.B1" table:number-columns-spanned="3" office:value-type="string">
            <text:p text:style-name="P7"/>
          </table:table-cell>
          <table:covered-table-cell/>
          <table:covered-table-cell/>
        </table:table-row>
        <table:table-row table:style-name="表2.2">
          <table:table-cell table:style-name="表2.A2" office:value-type="string">
            <text:p text:style-name="P14">氏名　または</text:p>
            <text:p text:style-name="P13">団体・ｸﾞﾙｰﾌﾟ名</text:p>
          </table:table-cell>
          <table:table-cell table:style-name="表2.B2" table:number-columns-spanned="3" office:value-type="string">
            <text:p text:style-name="P1"/>
          </table:table-cell>
          <table:covered-table-cell/>
          <table:covered-table-cell/>
        </table:table-row>
        <table:table-row table:style-name="表2.3">
          <table:table-cell table:style-name="表2.A1" office:value-type="string">
            <text:p text:style-name="P6">フリガナ</text:p>
          </table:table-cell>
          <table:table-cell table:style-name="表2.B1" table:number-columns-spanned="3" office:value-type="string">
            <text:p text:style-name="P7"/>
          </table:table-cell>
          <table:covered-table-cell/>
          <table:covered-table-cell/>
        </table:table-row>
        <table:table-row table:style-name="表2.4">
          <table:table-cell table:style-name="表2.A2" office:value-type="string">
            <text:p text:style-name="P18"><text:span text:style-name="T3">※</text:span><text:span text:style-name="T3">団体・ｸﾞﾙｰﾌﾟの場合</text:span></text:p>
            <text:p text:style-name="P22">代表者氏名</text:p>
          </table:table-cell>
          <table:table-cell table:style-name="表2.B2" table:number-columns-spanned="3" office:value-type="string">
            <text:p text:style-name="P1"/>
          </table:table-cell>
          <table:covered-table-cell/>
          <table:covered-table-cell/>
        </table:table-row>
        <table:table-row table:style-name="表2.5">
          <table:table-cell table:style-name="表2.A2" office:value-type="string">
            <text:p text:style-name="P14">応募者、または代表者</text:p>
            <text:p text:style-name="P13">の連絡先住所</text:p>
          </table:table-cell>
          <table:table-cell table:style-name="表2.B1" table:number-columns-spanned="3" office:value-type="string">
            <text:p text:style-name="P16">〒　　　　－</text:p>
          </table:table-cell>
          <table:covered-table-cell/>
          <table:covered-table-cell/>
        </table:table-row>
        <table:table-row table:style-name="表2.6">
          <table:table-cell table:style-name="表2.A2" office:value-type="string">
            <text:p text:style-name="P14">電話番号</text:p>
          </table:table-cell>
          <table:table-cell table:style-name="表2.A2" office:value-type="string">
            <text:p text:style-name="P14"/>
          </table:table-cell>
          <table:table-cell table:style-name="表2.A2" office:value-type="string">
            <text:p text:style-name="P14">E-mail</text:p>
          </table:table-cell>
          <table:table-cell table:style-name="表2.B2" office:value-type="string">
            <text:p text:style-name="P14"/>
          </table:table-cell>
        </table:table-row>
        <table:table-row table:style-name="表2.7">
          <table:table-cell table:style-name="表2.A2" office:value-type="string">
            <text:p text:style-name="P14">応募者のプロフィール</text:p>
            <text:p text:style-name="P13">応募団体・グループの</text:p>
            <text:p text:style-name="P13">概要</text:p>
            <text:p text:style-name="P8"/>
            <text:p text:style-name="P30">※団体・グループの場合は、構成員の氏名、人数もお書き下さい。</text:p>
          </table:table-cell>
          <table:table-cell table:style-name="表2.B1" table:number-columns-spanned="3" office:value-type="string">
            <text:p text:style-name="P16">※12行程度</text:p>
            <text:p text:style-name="P3"/>
            <text:p text:style-name="P3"/>
            <text:p text:style-name="P3"/>
            <text:p text:style-name="P3"/>
            <text:p text:style-name="P3"/>
            <text:p text:style-name="P3"/>
            <text:p text:style-name="P3"/>
            <text:p text:style-name="P3"/>
            <text:p text:style-name="P3"/>
            <text:p text:style-name="P3"/>
            <text:p text:style-name="P3"/>
          </table:table-cell>
          <table:covered-table-cell/>
          <table:covered-table-cell/>
        </table:table-row>
        <table:table-row table:style-name="表2.8">
          <table:table-cell table:style-name="表2.A2" office:value-type="string">
            <text:p text:style-name="P14">応募動機</text:p>
            <text:p text:style-name="P13"/>
            <text:p text:style-name="P30">※応募のきっかけ、動機等についてお書き下さい。</text:p>
          </table:table-cell>
          <table:table-cell table:style-name="表2.B1" table:number-columns-spanned="3" office:value-type="string">
            <text:p text:style-name="P16">※7行程度</text:p>
            <text:p text:style-name="P3"/>
            <text:p text:style-name="P3"/>
            <text:p text:style-name="P3"/>
            <text:p text:style-name="P3"/>
            <text:p text:style-name="P3"/>
            <text:p text:style-name="P3"/>
          </table:table-cell>
          <table:covered-table-cell/>
          <table:covered-table-cell/>
        </table:table-row>
      </table:table>
      <text:p text:style-name="P12"/>
      <text:p text:style-name="P12"><text:soft-page-break/>２．ビジネスプラン</text:p>
      <text:p text:style-name="P25">①ビジネスプランの名称：</text:p>
      <table:table table:name="表3" table:style-name="表3">
        <table:table-column table:style-name="表3.A"/>
        <table:table-row table:style-name="表3.1">
          <table:table-cell table:style-name="表3.A1" office:value-type="string">
            <text:p text:style-name="P14"/>
          </table:table-cell>
        </table:table-row>
      </table:table>
      <text:p text:style-name="P24">②ビジネスプランの概要　</text:p>
      <table:table table:name="表4" table:style-name="表4">
        <table:table-column table:style-name="表4.A"/>
        <table:table-row table:style-name="表4.1">
          <table:table-cell table:style-name="表4.A1" office:value-type="string">
            <text:p text:style-name="P19"><text:span text:style-name="T2">※</text:span><text:span text:style-name="T3">150字程度でご記入下さい。</text:span></text:p>
          </table:table-cell>
        </table:table-row>
      </table:table>
      <text:p text:style-name="P23"><text:span text:style-name="T2">③ビジネスプラン</text:span><text:span text:style-name="T2">を着想した社会的背景　</text:span></text:p>
      <text:p text:style-name="P31">※このビジネスプランを着想するきっかけとなった社会的背景や問題点、ニーズなどをご記入下さい。</text:p>
      <table:table table:name="表5" table:style-name="表5">
        <table:table-column table:style-name="表5.A"/>
        <table:table-row table:style-name="表5.1">
          <table:table-cell table:style-name="表5.A1" office:value-type="string">
            <text:p text:style-name="P16">※7行程度</text:p>
            <text:p text:style-name="P3"/>
            <text:p text:style-name="P3"/>
            <text:p text:style-name="P3"/>
            <text:p text:style-name="P3"/>
            <text:p text:style-name="P3"/>
            <text:p text:style-name="P3"/>
          </table:table-cell>
        </table:table-row>
      </table:table>
      <text:p text:style-name="P23">④<text:span text:style-name="T2">ビジネスプランの内容</text:span></text:p>
      <text:p text:style-name="P31">　※顧客、ターゲットは誰か、どんな商品、サービスを提供するのか、商品、サービスの内容、どのようにして販売するのか等、図表等を活用しながら、応募ビジネスプランの内容を分かりやすくご記入下さい。</text:p>
      <table:table table:name="表6" table:style-name="表6">
        <table:table-column table:style-name="表6.A"/>
        <table:table-row table:style-name="表6.1">
          <table:table-cell table:style-name="表6.A1" office:value-type="string">
            <text:p text:style-name="P16">※20行程度</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
      <text:p text:style-name="P20">⑤<text:span text:style-name="T2">応募ビジネスの優位性及び市場動向</text:span></text:p>
      <text:p text:style-name="P31">　※応募ビジネスの優位性は何か、競合する商品、サービスは何か、現在の市場動向や市場規模、将来性等を踏まえながらご記入下さい。</text:p>
      <table:table table:name="表7" table:style-name="表7">
        <table:table-column table:style-name="表7.A"/>
        <table:table-row table:style-name="表7.1">
          <table:table-cell table:style-name="表7.A1" office:value-type="string">
            <text:p text:style-name="P16">※16行程度</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
      <text:p text:style-name="P23">⑥<text:span text:style-name="T2">オープンソースの活用</text:span></text:p>
      <text:p text:style-name="P31">　※応募ビジネスを実現させるにあたり、オープンソースをどのように活用するのか、具体的なオープンソースソフトウェアやシステムを提示しながらご記入下さい。</text:p>
      <table:table table:name="表8" table:style-name="表8">
        <table:table-column table:style-name="表8.A"/>
        <table:table-row table:style-name="表8.1">
          <table:table-cell table:style-name="表8.A1" office:value-type="string">
            <text:p text:style-name="P16">※8行程度</text:p>
            <text:p text:style-name="P3"/>
            <text:p text:style-name="P3"/>
            <text:p text:style-name="P3"/>
            <text:p text:style-name="P3"/>
            <text:p text:style-name="P3"/>
            <text:p text:style-name="P3"/>
            <text:p text:style-name="P3"/>
          </table:table-cell>
        </table:table-row>
      </table:table>
      <text:p text:style-name="P23">⑦<text:span text:style-name="T2">応募ビジネスにおける課題、リスクと回避方法</text:span></text:p>
      <text:p text:style-name="P31">　※応募ビジネスを実施する上での課題は何か、抱えているリスクとその回避をどのように想定しているかご記入下さい。</text:p>
      <table:table table:name="表9" table:style-name="表9">
        <table:table-column table:style-name="表9.A"/>
        <table:table-row table:style-name="表9.1">
          <table:table-cell table:style-name="表9.A1" office:value-type="string">
            <text:p text:style-name="P16">※8行程度</text:p>
            <text:p text:style-name="P3"/>
            <text:p text:style-name="P3"/>
            <text:p text:style-name="P3"/>
            <text:p text:style-name="P3"/>
            <text:p text:style-name="P3"/>
            <text:p text:style-name="P3"/>
            <text:p text:style-name="P3"/>
          </table:table-cell>
        </table:table-row>
      </table:table>
      <text:p text:style-name="P20"><text:span text:style-name="T5">３．売上・収益計画</text:span><text:span text:style-name="T5">　（※学生部門の応募者については任意とします。）</text:span></text:p>
      <text:p text:style-name="P23">①<text:span text:style-name="T2">必要資金</text:span></text:p>
      <text:p text:style-name="P33">※プランを実行する上でどのくらいの資金が必要か､調達方法も含めたその根拠についてご記入下さい｡</text:p>
      <table:table table:name="表10" table:style-name="表10">
        <table:table-column table:style-name="表10.A"/>
        <table:table-column table:style-name="表10.B"/>
        <table:table-column table:style-name="表10.C"/>
        <table:table-row table:style-name="表10.1">
          <table:table-cell table:style-name="表10.A1" office:value-type="string">
            <text:p text:style-name="P18"><text:span text:style-name="T2">金額：</text:span><text:span text:style-name="T6">　　　　　　　　　　円</text:span></text:p>
          </table:table-cell>
          <table:table-cell table:style-name="表10.A1" office:value-type="string">
            <text:p text:style-name="P14">根拠：</text:p>
          </table:table-cell>
          <table:table-cell table:style-name="表10.C1" office:value-type="string">
            <text:p text:style-name="P14">※4行程度</text:p>
            <text:p text:style-name="P13"/>
            <text:p text:style-name="P13"/>
            <text:p text:style-name="P13"/>
          </table:table-cell>
        </table:table-row>
      </table:table>
      <text:p text:style-name="P23">②<text:span text:style-name="T2">売上・利益計画</text:span></text:p>
      <text:p text:style-name="P3"><draw:frame draw:style-name="fr4" draw:name="枠3" text:anchor-type="paragraph" svg:x="-0.007cm" svg:y="0.24cm" svg:width="17.02cm" draw:z-index="1"><draw:text-box fo:min-height="0.37cm"><table:table table:name="表11" table:style-name="表11"><table:table-column table:style-name="表11.A"/><table:table-column table:style-name="表11.B" table:number-columns-repeated="3"/><table:table-column table:style-name="表11.E"/><table:table-row table:style-name="表11.1"><table:table-cell table:style-name="表11.A1" table:number-columns-spanned="2" office:value-type="string"><text:p text:style-name="P10"/></table:table-cell><table:covered-table-cell/><table:table-cell table:style-name="表11.A1" office:value-type="string"><text:p text:style-name="P10">1年後</text:p></table:table-cell><table:table-cell table:style-name="表11.A1" office:value-type="string"><text:p text:style-name="P10">2年後</text:p></table:table-cell><table:table-cell table:style-name="表11.E1" office:value-type="string"><text:p text:style-name="P10">3年後</text:p></table:table-cell></table:table-row><table:table-row table:style-name="表11.2"><table:table-cell table:style-name="表11.A2" table:number-columns-spanned="2" office:value-type="string"><text:p text:style-name="P18"><text:span text:style-name="T2">売上高</text:span><text:span text:style-name="T2">　　　　　　　　　　　 ①</text:span></text:p></table:table-cell><table:covered-table-cell/><table:table-cell table:style-name="表11.A2" office:value-type="string"><text:p text:style-name="P4"/></table:table-cell><table:table-cell table:style-name="表11.A2" office:value-type="string"><text:p text:style-name="P4"/></table:table-cell><table:table-cell table:style-name="表11.E2" office:value-type="string"><text:p text:style-name="P4"/></table:table-cell></table:table-row><table:table-row table:style-name="表11.2"><table:table-cell table:style-name="表11.A2" table:number-columns-spanned="2" office:value-type="string"><text:p text:style-name="P18"><text:span text:style-name="T2">　売上原価（仕入れ等）</text:span><text:span text:style-name="T2">　 ②</text:span></text:p></table:table-cell><table:covered-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table-cell table:style-name="表11.A2" table:number-columns-spanned="2" office:value-type="string"><text:p text:style-name="P18"><text:span text:style-name="T2">　必要経費</text:span><text:span text:style-name="T2">計 <text:s text:c="9"/>③</text:span></text:p></table:table-cell><table:covered-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table-cell table:style-name="表11.A2" table:number-rows-spanned="6" office:value-type="string"><text:p text:style-name="P15">（内訳）</text:p></table:table-cell><table:table-cell table:style-name="表11.A2" office:value-type="string"><text:p text:style-name="P14">－人件費</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4">－賃料、光熱費</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4">－設備費</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5">－</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5">－</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5">－</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table-cell table:style-name="表11.A2" table:number-columns-spanned="2" office:value-type="string"><text:p text:style-name="P18"><text:span text:style-name="T2">差引利益</text:span><text:span text:style-name="T2"> 　（＝①－②－③）</text:span></text:p></table:table-cell><table:covered-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draw:text-box></draw:frame></text:p>
      <text:p text:style-name="P2"><text:span text:style-name="T1">４．</text:span><text:span text:style-name="T4">将来イメージ</text:span></text:p>
      <text:p text:style-name="P32">　※実際にこのビジネスプランを遂行した場合に、将来はどのようになっているか。５年後の事業イメージ、売上規模、従業員規模、進出地域、発展可能性等について、ご記入下さい。</text:p>
      <table:table table:name="表12" table:style-name="表12">
        <table:table-column table:style-name="表12.A"/>
        <table:table-row table:style-name="表12.1">
          <table:table-cell table:style-name="表12.A1" office:value-type="string">
            <text:p text:style-name="P16">※7行程度</text:p>
            <text:p text:style-name="P3"/>
            <text:p text:style-name="P3"/>
            <text:p text:style-name="P3"/>
            <text:p text:style-name="P3"/>
            <text:p text:style-name="P3"/>
            <text:p text:style-name="P3"/>
          </table:table-cell>
        </table:table-row>
      </table:table>
      <text:p text:style-name="P3"/>
      <text:p text:style-name="P11">【アンケート】</text:p>
      <text:p text:style-name="P3">このビジネスプランコンテスト開催を何で知りましたか？　※複数回答可</text:p>
      <table:table table:name="表13" table:style-name="表13">
        <table:table-column table:style-name="表13.A"/>
        <table:table-row table:style-name="表13.1">
          <table:table-cell table:style-name="表13.A1" office:value-type="string">
            <text:list xml:id="list30573958" text:style-name="WW8Num1">
              <text:list-item>
                <text:p text:style-name="P35"><text:span text:style-name="T2">松江市メールマガジン、HP　　②　しまね</text:span><text:span text:style-name="T7">OSS</text:span><text:span text:style-name="T2">協議会からの案内、HP　　③　チラシ</text:span></text:p>
              </text:list-item>
            </text:list>
            <text:p text:style-name="P27">④　関係者からの応募案内　　⑤　ネットニュース・メディア（名称：　　　　　　　　　　　　　　　　）</text:p>
            <text:p text:style-name="P26">⑥　オープンソース関連イベント　（名称：　　　　　　　　　　）　　⑦　その他　（　　　　　　　　　　）</text:p>
          </table:table-cell>
        </table:table-row>
      </table:table>
      <text:p text:style-name="P2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ＭＳ ゴシック" svg:font-family="'ＭＳ ゴシック', 'MS Gothic'" style:font-family-generic="modern"/>
    <style:font-face style:name="ＭＳ 明朝" svg:font-family="'ＭＳ 明朝', 'MS Mincho'" style:font-family-generic="roman"/>
    <style:font-face style:name="ＭＳ Ｐゴシック" svg:font-family="'ＭＳ Ｐゴシック'"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style:font-name="Times New Roman" fo:font-size="12pt" fo:language="en" fo:country="US"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10.5pt" fo:language="en" fo:country="US" style:letter-kerning="true" style:font-name-asian="ＭＳ 明朝" style:font-size-asian="10.5pt" style:language-asian="ja" style:country-asian="JP" style:font-name-complex="Century"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標準_20__28_Web_29_" style:display-name="標準 (Web)" style:family="paragraph" style:parent-style-name="Standard">
      <style:paragraph-properties fo:margin-top="0.494cm" fo:margin-bottom="0.21cm" fo:text-align="start" style:justify-single-word="false" fo:orphans="2" fo:widows="2"/>
      <style:text-properties style:font-name="ＭＳ Ｐゴシック" fo:font-size="12pt" style:letter-kerning="true" style:font-name-asian="ＭＳ Ｐゴシック" style:font-size-asian="12pt" style:font-name-complex="ＭＳ Ｐゴシック"/>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吹き出し" style:family="paragraph" style:parent-style-name="Standard">
      <style:text-properties style:font-name="Arial" fo:font-size="9pt" style:font-name-asian="ＭＳ ゴシック" style:font-size-asian="9pt" style:font-name-complex="Times New Roman" style:font-size-complex="9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段落フォント" style:family="text"/>
    <style:style style:name="Page_20_Number" style:display-name="Page Number" style:family="text" style:parent-style-name="段落フォント"/>
    <style:style style:name="吹き出し_20__28_文字_29_" style:display-name="吹き出し (文字)" style:family="text">
      <style:text-properties style:font-name="Arial" fo:font-size="9pt" style:letter-kerning="true" style:font-name-asian="ＭＳ ゴシック" style:font-size-asian="9pt" style:font-name-complex="Times New Roman"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format="1">
        <style:list-level-properties text:list-level-position-and-space-mode="label-alignment">
          <style:list-level-label-alignment text:label-followed-by="listtab" text:list-tab-stop-position="1.034cm" fo:text-indent="-0.714cm" fo:margin-left="1.034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801cm" fo:text-indent="-0.741cm" fo:margin-left="1.801cm"/>
        </style:list-level-properties>
      </text:list-level-style-number>
      <text:list-level-style-number text:level="3" style:num-format="1">
        <style:list-level-properties text:list-level-position-and-space-mode="label-alignment">
          <style:list-level-label-alignment text:label-followed-by="listtab" text:list-tab-stop-position="2.542cm" fo:text-indent="-0.741cm" fo:margin-left="2.542cm"/>
        </style:list-level-properties>
      </text:list-level-style-number>
      <text:list-level-style-number text:level="4" style:num-suffix="." style:num-format="1">
        <style:list-level-properties text:list-level-position-and-space-mode="label-alignment">
          <style:list-level-label-alignment text:label-followed-by="listtab" text:list-tab-stop-position="3.283cm" fo:text-indent="-0.741cm" fo:margin-left="3.283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4.023cm" fo:text-indent="-0.741cm" fo:margin-left="4.023cm"/>
        </style:list-level-properties>
      </text:list-level-style-number>
      <text:list-level-style-number text:level="6" style:num-format="1">
        <style:list-level-properties text:list-level-position-and-space-mode="label-alignment">
          <style:list-level-label-alignment text:label-followed-by="listtab" text:list-tab-stop-position="4.764cm" fo:text-indent="-0.741cm" fo:margin-left="4.764cm"/>
        </style:list-level-properties>
      </text:list-level-style-number>
      <text:list-level-style-number text:level="7" style:num-suffix="." style:num-format="1">
        <style:list-level-properties text:list-level-position-and-space-mode="label-alignment">
          <style:list-level-label-alignment text:label-followed-by="listtab" text:list-tab-stop-position="5.505cm" fo:text-indent="-0.741cm" fo:margin-left="5.50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6.246cm" fo:text-indent="-0.741cm" fo:margin-left="6.246cm"/>
        </style:list-level-properties>
      </text:list-level-style-number>
      <text:list-level-style-number text:level="9" style:num-format="1">
        <style:list-level-properties text:list-level-position-and-space-mode="label-alignment">
          <style:list-level-label-alignment text:label-followed-by="listtab" text:list-tab-stop-position="6.987cm" fo:text-indent="-0.741cm" fo:margin-left="6.9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6" style:layout-grid-base-height="0.579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cm" fo:margin-left="0cm" fo:margin-right="0cm" fo:margin-top="0.90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9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draw:frame draw:style-name="Mfr1" draw:name="枠4" text:anchor-type="paragraph" svg:y="0.002cm" fo:min-width="0.041cm" draw:z-index="6"><draw:text-box fo:min-height="0.37cm"><text:p text:style-name="Footer"><text:span text:style-name="Page_20_Number"><text:page-number text:select-page="current">5</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平成　　　年　　　月　　　日　提出</dc:title>
    <meta:initial-creator>Terutaka Tansho</meta:initial-creator>
    <meta:creation-date>2011-09-13T16:17:00</meta:creation-date>
    <dc:creator>大谷 利行</dc:creator>
    <dc:date>2012-10-12T10:50:38.14</dc:date>
    <meta:print-date>2011-10-11T16:29:00</meta:print-date>
    <meta:editing-cycles>6</meta:editing-cycles>
    <meta:editing-duration>PT42M37S</meta:editing-duration>
    <meta:generator>OpenOffice.org/3.3$Win32 OpenOffice.org_project/330m20$Build-9567</meta:generator>
    <meta:document-statistic meta:table-count="13" meta:image-count="0" meta:object-count="0" meta:page-count="5" meta:paragraph-count="75" meta:word-count="571" meta:character-count="1309"/>
  </office:meta>
</office:document-meta>
</file>